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2cm" draw:marker-end-width="0.312cm" draw:fill="solid" draw:fill-color="#ffffff" draw:textarea-horizontal-align="justify" draw:textarea-vertical-align="middle" draw:auto-grow-height="false" fo:padding-top="0.161cm" fo:padding-bottom="0.161cm" fo:padding-left="0.286cm" fo:padding-right="0.286cm"/>
    </style:style>
    <style:style style:name="gr2" style:family="graphic" style:parent-style-name="standard">
      <style:graphic-properties svg:stroke-width="0.076cm" svg:stroke-color="#000000" draw:marker-start-width="0.311cm" draw:marker-end-width="0.311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76cm" svg:stroke-color="#000000" draw:marker-start-width="0.313cm" draw:marker-end-width="0.313cm" draw:fill="solid" draw:fill-color="#ffffff" draw:textarea-horizontal-align="justify" draw:textarea-vertical-align="middle" draw:auto-grow-height="false" fo:padding-top="0.162cm" fo:padding-bottom="0.162cm" fo:padding-left="0.287cm" fo:padding-right="0.2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77cm"/>
    </style:style>
    <style:style style:name="P1" style:family="paragraph">
      <style:paragraph-properties fo:text-align="center"/>
      <style:text-properties fo:font-size="36pt" fo:font-style="normal" fo:font-weight="bold" style:font-size-asian="18pt" style:font-size-complex="18pt"/>
    </style:style>
    <style:style style:name="P2" style:family="paragraph">
      <style:paragraph-properties fo:text-align="center"/>
      <style:text-properties style:font-name="Times New Roman" fo:font-size="36pt" fo:font-style="normal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P5" style:family="paragraph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imes New Roman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1.43cm" svg:height="3.175cm" svg:x="5.445cm" svg:y="2.27cm">
          <text:p text:style-name="P1"><text:span text:style-name="T1">sendPacke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2" xml:id="id5" draw:id="id5" draw:layer="layout" svg:width="11.43cm" svg:height="2.54cm" svg:x="5.445cm" svg:y="6.715cm">
          <text:p text:style-name="P1"><text:span text:style-name="T1">getSelectedRadi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1" draw:id="id1" draw:layer="layout" svg:width="11.43cm" svg:height="3.81cm" svg:x="5.445cm" svg:y="10.525cm">
          <text:p text:style-name="P1">startSensin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11.43cm" svg:height="2.54cm" svg:x="5.445cm" svg:y="15.605cm">
          <text:p text:style-name="P1"><text:span text:style-name="T1">startSwitc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11.43cm" svg:height="2.54cm" svg:x="5.445cm" svg:y="19.415cm">
          <text:p text:style-name="P1"><text:span text:style-name="T1">getSelectedCha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16cm" svg:y1="14.335cm" svg:x2="11.16cm" svg:y2="15.605cm" draw:start-shape="id1" draw:start-glue-point="6" draw:end-shape="id2" draw:end-glue-point="4" svg:d="M11160 14335v1270" svg:viewBox="0 0 1 1271">
          <text:p/>
        </draw:connector>
        <draw:connector draw:style-name="gr4" draw:text-style-name="P3" draw:layer="layout" draw:line-skew="1.493cm" svg:x1="16.875cm" svg:y1="20.685cm" svg:x2="16.875cm" svg:y2="12.43cm" draw:start-shape="id3" draw:start-glue-point="7" draw:end-shape="id1" draw:end-glue-point="7" svg:d="M16875 20685h2032v-8255h-2032" svg:viewBox="0 0 2033 8256">
          <text:p/>
        </draw:connector>
        <draw:connector draw:style-name="gr4" draw:text-style-name="P3" draw:layer="layout" draw:type="line" svg:x1="11.16cm" svg:y1="5.445cm" svg:x2="11.16cm" svg:y2="6.715cm" draw:start-shape="id4" draw:start-glue-point="6" draw:end-shape="id5" draw:end-glue-point="4" svg:d="M11160 5445v1270" svg:viewBox="0 0 1 1271">
          <text:p/>
        </draw:connector>
        <draw:connector draw:style-name="gr4" draw:text-style-name="P3" draw:layer="layout" draw:type="line" svg:x1="11.16cm" svg:y1="9.255cm" svg:x2="11.16cm" svg:y2="10.525cm" draw:start-shape="id5" draw:start-glue-point="6" draw:end-shape="id1" draw:end-glue-point="4" svg:d="M11160 9255v1270" svg:viewBox="0 0 1 1271">
          <text:p/>
        </draw:connector>
        <draw:connector draw:style-name="gr4" draw:text-style-name="P3" draw:layer="layout" draw:type="line" svg:x1="11.16cm" svg:y1="18.145cm" svg:x2="11.16cm" svg:y2="19.415cm" draw:start-shape="id2" draw:start-glue-point="6" draw:end-shape="id3" draw:end-glue-point="4" svg:d="M11160 18145v1270" svg:viewBox="0 0 1 1271">
          <text:p/>
        </draw:connector>
        <draw:custom-shape draw:style-name="gr3" draw:text-style-name="P4" xml:id="id6" draw:id="id6" draw:layer="layout" svg:width="11.43cm" svg:height="2.54cm" svg:x="5.445cm" svg:y="23.225cm">
          <text:p text:style-name="P3"><text:span text:style-name="T2">transmitPack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line-skew="-1.621cm" svg:x1="5.445cm" svg:y1="12.43cm" svg:x2="5.445cm" svg:y2="24.495cm" draw:start-shape="id1" draw:start-glue-point="5" draw:end-shape="id6" draw:end-glue-point="5" svg:d="M5445 12430h-2159v12065h2159" svg:viewBox="0 0 2160 12066">
          <text:p/>
        </draw:connector>
        <draw:frame draw:style-name="gr5" draw:text-style-name="P5" draw:layer="layout" svg:width="5.509cm" svg:height="1.727cm" draw:transform="rotate (-1.5707963267949) translate (3.108cm 16.13cm)">
          <draw:text-box>
            <text:p text:style-name="P5"><text:span text:style-name="T3">PU inactive</text:span></text:p>
          </draw:text-box>
        </draw:frame>
        <draw:frame draw:style-name="gr5" draw:text-style-name="P5" draw:layer="layout" svg:width="5.937cm" svg:height="1.727cm" svg:x="11.192cm" svg:y="14.122cm">
          <draw:text-box>
            <text:p text:style-name="P5"><text:span text:style-name="T3">PU a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22:48:36.643319276</meta:creation-date>
    <dc:date>2017-03-31T01:44:40.032010552</dc:date>
    <meta:editing-duration>PT19M22S</meta:editing-duration>
    <meta:editing-cycles>3</meta:editing-cycles>
    <meta:generator>LibreOffice/4.2.8.2$Linux_x86 LibreOffice_project/420m0$Build-2</meta:generator>
    <meta:document-statistic meta:object-count="14"/>
  </office:meta>
</office:document-meta>
</file>